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fo:break-before="page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51" loext:marker-style-name="T1"><ns6:frame ns6:style-name="fr1" ns6:name="BackPageQR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2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3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4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5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6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7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9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51" loext:marker-style-name="T1"><ns6:frame ns6:style-name="fr1" ns6:name="BackPageQR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0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51" loext:marker-style-name="T1"><ns6:frame ns6:style-name="fr1" ns6:name="BackPageQR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able:table table:name="TableBackQR11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